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2eaf3" officeooo:paragraph-rsid="0012eaf3"/>
    </style:style>
    <style:style style:name="P2" style:family="paragraph" style:parent-style-name="Standard">
      <style:paragraph-properties fo:text-align="center" style:justify-single-word="false"/>
      <style:text-properties officeooo:rsid="0012eaf3" officeooo:paragraph-rsid="0012eaf3"/>
    </style:style>
    <style:style style:name="P3" style:family="paragraph" style:parent-style-name="Standard">
      <style:text-properties officeooo:rsid="00148327" officeooo:paragraph-rsid="00148327"/>
    </style:style>
    <style:style style:name="P4" style:family="paragraph" style:parent-style-name="Standard">
      <style:text-properties officeooo:rsid="00148327" officeooo:paragraph-rsid="00160977"/>
    </style:style>
    <style:style style:name="P5" style:family="paragraph" style:parent-style-name="Standard">
      <style:text-properties officeooo:rsid="00148327" officeooo:paragraph-rsid="0017856a"/>
    </style:style>
    <style:style style:name="P6" style:family="paragraph" style:parent-style-name="Standard">
      <style:text-properties officeooo:rsid="00148327" officeooo:paragraph-rsid="00195a55"/>
    </style:style>
    <style:style style:name="P7" style:family="paragraph" style:parent-style-name="Standard">
      <style:text-properties officeooo:rsid="00148327" officeooo:paragraph-rsid="001b8a9c"/>
    </style:style>
    <style:style style:name="P8" style:family="paragraph" style:parent-style-name="Standard">
      <style:text-properties officeooo:rsid="00148327" officeooo:paragraph-rsid="001d5d03"/>
    </style:style>
    <style:style style:name="P9" style:family="paragraph" style:parent-style-name="Standard">
      <style:text-properties officeooo:rsid="00160977" officeooo:paragraph-rsid="00160977"/>
    </style:style>
    <style:style style:name="P10" style:family="paragraph" style:parent-style-name="Standard">
      <style:text-properties officeooo:rsid="00160977" officeooo:paragraph-rsid="00166e7e"/>
    </style:style>
    <style:style style:name="P11" style:family="paragraph" style:parent-style-name="Standard">
      <style:text-properties officeooo:rsid="00160977" officeooo:paragraph-rsid="0017856a"/>
    </style:style>
    <style:style style:name="P12" style:family="paragraph" style:parent-style-name="Standard">
      <style:text-properties officeooo:rsid="00166e7e" officeooo:paragraph-rsid="00166e7e"/>
    </style:style>
    <style:style style:name="P13" style:family="paragraph" style:parent-style-name="Standard">
      <style:text-properties officeooo:rsid="001afbb9" officeooo:paragraph-rsid="001afbb9"/>
    </style:style>
    <style:style style:name="P14" style:family="paragraph" style:parent-style-name="Standard">
      <style:text-properties officeooo:rsid="001b8a9c" officeooo:paragraph-rsid="001b8a9c"/>
    </style:style>
    <style:style style:name="P15" style:family="paragraph" style:parent-style-name="Standard">
      <style:text-properties officeooo:rsid="001d5d03" officeooo:paragraph-rsid="001d5d03"/>
    </style:style>
    <style:style style:name="P16" style:family="paragraph" style:parent-style-name="Standard">
      <style:text-properties officeooo:rsid="001d5d03" officeooo:paragraph-rsid="002303a0"/>
    </style:style>
    <style:style style:name="P17" style:family="paragraph" style:parent-style-name="Standard">
      <style:text-properties officeooo:rsid="001e7321" officeooo:paragraph-rsid="001e7321"/>
    </style:style>
    <style:style style:name="P18" style:family="paragraph" style:parent-style-name="Standard">
      <style:text-properties officeooo:rsid="001e7321" officeooo:paragraph-rsid="002303a0"/>
    </style:style>
    <style:style style:name="P19" style:family="paragraph" style:parent-style-name="Standard">
      <style:text-properties officeooo:rsid="001f6b0b" officeooo:paragraph-rsid="001f6b0b"/>
    </style:style>
    <style:style style:name="P20" style:family="paragraph" style:parent-style-name="Standard">
      <style:text-properties officeooo:rsid="001f6b0b" officeooo:paragraph-rsid="00215648"/>
    </style:style>
    <style:style style:name="P21" style:family="paragraph" style:parent-style-name="Standard">
      <style:text-properties officeooo:rsid="001f6b0b" officeooo:paragraph-rsid="002303a0"/>
    </style:style>
    <style:style style:name="P22" style:family="paragraph" style:parent-style-name="Standard">
      <style:text-properties officeooo:rsid="00215648" officeooo:paragraph-rsid="002303a0"/>
    </style:style>
    <style:style style:name="P23" style:family="paragraph" style:parent-style-name="Standard">
      <style:text-properties officeooo:rsid="002303a0" officeooo:paragraph-rsid="002303a0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text-properties officeooo:rsid="00256b89" officeooo:paragraph-rsid="00256b89"/>
    </style:style>
    <style:style style:name="P26" style:family="paragraph" style:parent-style-name="Standard">
      <style:text-properties officeooo:rsid="00148327" officeooo:paragraph-rsid="00256b89"/>
    </style:style>
    <style:style style:name="P27" style:family="paragraph" style:parent-style-name="Standard">
      <style:text-properties officeooo:rsid="00148327" officeooo:paragraph-rsid="00148327"/>
    </style:style>
    <style:style style:name="P28" style:family="paragraph" style:parent-style-name="Standard">
      <style:text-properties officeooo:rsid="00160977" officeooo:paragraph-rsid="00256b89"/>
    </style:style>
    <style:style style:name="P29" style:family="paragraph" style:parent-style-name="Standard">
      <style:text-properties officeooo:rsid="002303a0" officeooo:paragraph-rsid="002303a0"/>
    </style:style>
    <style:style style:name="P30" style:family="paragraph" style:parent-style-name="Standard">
      <style:text-properties officeooo:rsid="001b8a9c" officeooo:paragraph-rsid="001b8a9c"/>
    </style:style>
    <style:style style:name="P31" style:family="paragraph" style:parent-style-name="Standard">
      <style:text-properties officeooo:rsid="002a2338" officeooo:paragraph-rsid="002a2338"/>
    </style:style>
    <style:style style:name="P32" style:family="paragraph" style:parent-style-name="Text_20_body">
      <style:text-properties officeooo:rsid="00256b89" officeooo:paragraph-rsid="002a2338"/>
    </style:style>
    <style:style style:name="T1" style:family="text">
      <style:text-properties officeooo:rsid="001483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327" style:font-weight-asian="bold" style:font-weight-complex="bold"/>
    </style:style>
    <style:style style:name="T4" style:family="text">
      <style:text-properties fo:font-weight="bold" officeooo:rsid="0017856a" style:font-weight-asian="bold" style:font-weight-complex="bold"/>
    </style:style>
    <style:style style:name="T5" style:family="text">
      <style:text-properties fo:font-weight="bold" officeooo:rsid="00195a55" style:font-weight-asian="bold" style:font-weight-complex="bold"/>
    </style:style>
    <style:style style:name="T6" style:family="text">
      <style:text-properties fo:font-weight="bold" officeooo:rsid="001afbb9" style:font-weight-asian="bold" style:font-weight-complex="bold"/>
    </style:style>
    <style:style style:name="T7" style:family="text">
      <style:text-properties fo:font-weight="bold" officeooo:rsid="001b8a9c" style:font-weight-asian="bold" style:font-weight-complex="bold"/>
    </style:style>
    <style:style style:name="T8" style:family="text">
      <style:text-properties fo:font-weight="bold" officeooo:rsid="001d5d03" style:font-weight-asian="bold" style:font-weight-complex="bold"/>
    </style:style>
    <style:style style:name="T9" style:family="text">
      <style:text-properties fo:font-weight="bold" officeooo:rsid="001f6b0b" style:font-weight-asian="bold" style:font-weight-complex="bold"/>
    </style:style>
    <style:style style:name="T10" style:family="text">
      <style:text-properties fo:font-weight="bold" officeooo:rsid="002a2338" style:font-weight-asian="bold" style:font-weight-complex="bold"/>
    </style:style>
    <style:style style:name="T11" style:family="text">
      <style:text-properties fo:font-weight="bold" officeooo:rsid="002a264a" style:font-weight-asian="bold" style:font-weight-complex="bold"/>
    </style:style>
    <style:style style:name="T12" style:family="text">
      <style:text-properties officeooo:rsid="00160977"/>
    </style:style>
    <style:style style:name="T13" style:family="text">
      <style:text-properties officeooo:rsid="00166e7e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a2338"/>
    </style:style>
    <style:style style:name="T16" style:family="text">
      <style:text-properties officeooo:rsid="0017856a"/>
    </style:style>
    <style:style style:name="T17" style:family="text">
      <style:text-properties officeooo:rsid="00195a55"/>
    </style:style>
    <style:style style:name="T18" style:family="text">
      <style:text-properties officeooo:rsid="001afbb9"/>
    </style:style>
    <style:style style:name="T19" style:family="text">
      <style:text-properties style:text-position="sub 58%" officeooo:rsid="001afbb9"/>
    </style:style>
    <style:style style:name="T20" style:family="text">
      <style:text-properties officeooo:rsid="001b8a9c"/>
    </style:style>
    <style:style style:name="T21" style:family="text">
      <style:text-properties fo:font-weight="normal" officeooo:rsid="001afbb9" style:font-weight-asian="normal" style:font-weight-complex="normal"/>
    </style:style>
    <style:style style:name="T22" style:family="text">
      <style:text-properties fo:font-weight="normal" officeooo:rsid="002303a0" style:font-weight-asian="normal" style:font-weight-complex="normal"/>
    </style:style>
    <style:style style:name="T23" style:family="text">
      <style:text-properties officeooo:rsid="001d5d03"/>
    </style:style>
    <style:style style:name="T24" style:family="text">
      <style:text-properties officeooo:rsid="001e7321"/>
    </style:style>
    <style:style style:name="T25" style:family="text">
      <style:text-properties officeooo:rsid="001f6b0b"/>
    </style:style>
    <style:style style:name="T26" style:family="text">
      <style:text-properties officeooo:rsid="00215648"/>
    </style:style>
    <style:style style:name="T27" style:family="text">
      <style:text-properties officeooo:rsid="002303a0"/>
    </style:style>
    <style:style style:name="T28" style:family="text">
      <style:text-properties officeooo:rsid="0023b789"/>
    </style:style>
    <style:style style:name="T29" style:family="text">
      <style:text-properties officeooo:rsid="00256b89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148327"/>
    </style:style>
    <style:style style:name="T32" style:family="text">
      <style:text-properties style:font-name="Liberation Serif" fo:font-size="11pt" style:font-size-asian="11pt" style:font-size-complex="11pt"/>
    </style:style>
    <style:style style:name="T33" style:family="text">
      <style:text-properties officeooo:rsid="002604a8"/>
    </style:style>
    <style:style style:name="T34" style:family="text">
      <style:text-properties officeooo:rsid="00271f84"/>
    </style:style>
    <style:style style:name="T35" style:family="text">
      <style:text-properties officeooo:rsid="00288b69"/>
    </style:style>
    <style:style style:name="T36" style:family="text">
      <style:text-properties officeooo:rsid="0029bcd9"/>
    </style:style>
    <style:style style:name="T37" style:family="text">
      <style:text-properties officeooo:rsid="002a2338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style:font-name="Liberation Sans" fo:font-size="14.1000003814697pt" fo:font-weight="bold" officeooo:rsid="002a2338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T41" style:family="text">
      <style:text-properties officeooo:rsid="002a26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minology <text:span text:style-name="T17">for Binary Relations</text:span></text:p>
      <text:p text:style-name="P2">by Sven Nilsen, 2020</text:p>
      <text:p text:style-name="P1"/>
      <text:h text:style-name="P25" text:outline-level="3">Absur<text:span text:style-name="T41">ve</text:span> relation</text:h>
      <text:p text:style-name="P32">An <text:span text:style-name="T2">absur</text:span><text:span text:style-name="T11">v</text:span><text:span text:style-name="T10">e</text:span><text:span text:style-name="T2"> relation</text:span> <text:span text:style-name="T1">`</text:span><text:span text:style-name="T31">f : T ⨯ T → </text:span><text:span text:style-name="T30">T</text:span><text:span text:style-name="T31">`</text:span><text:span text:style-name="T1"> </text:span>where `<text:span text:style-name="T39">∃ x { ∀ y { f(x, y) ¬= x } </text:span><text:span text:style-name="T32">⋀</text:span><text:span text:style-name="T39"> ∃ y { f(f(x, y), y) ¬= x } }</text:span>`.<text:line-break/><text:span text:style-name="T33">In matrix form, the `false/</text:span><text:span text:style-name="T35">0</text:span><text:span text:style-name="T33">` </text:span><text:span text:style-name="T36">major (</text:span><text:span text:style-name="T37">row/column</text:span><text:span text:style-name="T36">)</text:span><text:span text:style-name="T33"> contains </text:span><text:span text:style-name="T34">only</text:span><text:span text:style-name="T33"> values besides `false/</text:span><text:span text:style-name="T35">0</text:span><text:span text:style-name="T34">`</text:span><text:span text:style-name="T33">, plus there exists another </text:span><text:span text:style-name="T34">value </text:span><text:span text:style-name="T35">(different from `false/0`)</text:span><text:span text:style-name="T34"> on </text:span><text:span text:style-name="T35">that is </text:span><text:span text:style-name="T34">not located </text:span><text:span text:style-name="T35">in the `false/0` </text:span><text:span text:style-name="T36">minor (</text:span><text:span text:style-name="T37">column/row</text:span><text:span text:style-name="T36">)</text:span><text:span text:style-name="T34">.<text:line-break/></text:span><text:span text:style-name="T37">For more information, see the paper “Absurdity of Binary Relations”</text:span><text:span text:style-name="T15"><text:reference-ref text:reference-format="text" text:ref-name="absurdity of binary relations">[1]</text:reference-ref></text:span><text:span text:style-name="T37">.</text:span><text:span text:style-name="T33"> </text:span></text:p>
      <text:h text:style-name="Heading_20_3" text:outline-level="3">Antisymmetric relation</text:h>
      <text:p text:style-name="P9">A <text:span text:style-name="T2">binary relation</text:span> <text:span text:style-name="T1">`f : T ⨯ T → </text:span><text:span text:style-name="Source_20_Text"><text:span text:style-name="T1">𝔹</text:span></text:span><text:span text:style-name="T1">` </text:span>where `( f(a, b) = f(b, a) ) =&gt; (a = b)`.</text:p>
      <text:p text:style-name="P9">In matrix form, there <text:span text:style-name="T13">can be</text:span> `true` in <text:span text:style-name="T37">major (upper/lower)</text:span> or <text:span text:style-name="T37">minor (lower/upper)</text:span> triangle, but not both.</text:p>
      <text:p text:style-name="P12">The diagonal might contain both `true` and `false`.</text:p>
      <text:p text:style-name="P12"/>
      <text:h text:style-name="Heading_20_3" text:outline-level="3">Associative</text:h>
      <text:p text:style-name="P19">A function `f : T <text:span text:style-name="T1">⨯ </text:span>T → <text:span text:style-name="T29">T</text:span>` is commutative when `f(f(a, b), c) = f(a, f(b, c))`.</text:p>
      <text:p text:style-name="P9"/>
      <text:h text:style-name="Heading_20_3" text:outline-level="3">Binary relation</text:h>
      <text:p text:style-name="P3">A function `f : T ⨯ T → <text:span text:style-name="Source_20_Text">𝔹</text:span>`.</text:p>
      <text:p text:style-name="P3">In matrix form, <text:span text:style-name="T36">major (</text:span><text:span text:style-name="T37">row/column</text:span><text:span text:style-name="T36">)</text:span> are the first argument, <text:span text:style-name="T36">minor (</text:span><text:span text:style-name="T37">column/row</text:span><text:span text:style-name="T36">)</text:span> are second argument and return value is a cell.</text:p>
      <text:p text:style-name="P3"/>
      <text:h text:style-name="Heading_20_3" text:outline-level="3">Commutative</text:h>
      <text:p text:style-name="P19">A function `f : T <text:span text:style-name="T1">⨯ </text:span>T → U` is commutative when `f(a, b) = f(b, a)`.</text:p>
      <text:p text:style-name="P3"/>
      <text:h text:style-name="Heading_20_3" text:outline-level="3">Connex relation</text:h>
      <text:p text:style-name="P26">A <text:span text:style-name="T2">binary relation</text:span> `f : T <text:span text:style-name="Source_20_Text"><text:span text:style-name="T30">⨯</text:span></text:span> T → <text:span text:style-name="Source_20_Text">𝔹</text:span>` <text:span text:style-name="T16">where `f(a, b) ∨ f(b, a)`.</text:span></text:p>
      <text:p text:style-name="P14">Implies <text:span text:style-name="T2">reflexivity</text:span>.</text:p>
      <text:p text:style-name="P3"/>
      <text:h text:style-name="Heading_20_3" text:outline-level="3">Equivalence relation</text:h>
      <text:p text:style-name="P10">A <text:span text:style-name="T2">binary relation</text:span> <text:span text:style-name="T1">`f : T ⨯ T → </text:span><text:span text:style-name="Citation"><text:span text:style-name="T1">𝔹</text:span></text:span><text:span text:style-name="T1">` that is </text:span><text:span text:style-name="T3">reflexive</text:span><text:span text:style-name="T1">, </text:span><text:span text:style-name="T3">symmetric</text:span><text:span text:style-name="T1"> and </text:span><text:span text:style-name="T3">transitive</text:span><text:span text:style-name="T1">.</text:span></text:p>
      <text:p text:style-name="P3"/>
      <text:h text:style-name="Heading_20_3" text:outline-level="3">Homogeneous relation</text:h>
      <text:p text:style-name="P5">A function `f : T ⨯ T → <text:span text:style-name="Source_20_Text">𝔹</text:span>`. <text:span text:style-name="T16">Also just called a </text:span><text:span text:style-name="T4">binary relation</text:span><text:span text:style-name="T16">.</text:span></text:p>
      <text:p text:style-name="P3"/>
      <text:h text:style-name="P24" text:outline-level="3">Idempotency</text:h>
      <text:p text:style-name="P19">A function `f : T <text:span text:style-name="T1">⨯ </text:span>T → <text:span text:style-name="T29">T</text:span>` is idempotent <text:span text:style-name="T26">for `x` </text:span>when `f(x, x) = x`.</text:p>
      <text:p text:style-name="P20">If `f` is thought of as a product, then `f(a, a) <text:span text:style-name="T26">= </text:span>a<text:span text:style-name="T14">2</text:span> <text:span text:style-name="T26">= a</text:span>`.</text:p>
      <text:p text:style-name="P23">Idempotency must not be confused with <text:span text:style-name="T2">involution</text:span>.</text:p>
      <text:p text:style-name="P23"/>
      <text:h text:style-name="Heading_20_3" text:outline-level="3">Involution</text:h>
      <text:p text:style-name="P21">A function `f : T → <text:span text:style-name="T29">T</text:span>` is <text:span text:style-name="T26">involution </text:span>when `∀ <text:span text:style-name="T26">x { f(</text:span>f(x)<text:span text:style-name="T26">)</text:span> = x <text:span text:style-name="T26">}</text:span>`.</text:p>
      <text:p text:style-name="P22">When `<text:span text:style-name="T27">g</text:span>(<text:span text:style-name="T27">f</text:span>, <text:span text:style-name="T27">f</text:span>) <text:span text:style-name="T27">&lt;</text:span>=<text:span text:style-name="T27">&gt;</text:span> <text:span text:style-name="T27">h`</text:span> where <text:span text:style-name="T27">`h` is an identity element of `f`</text:span>, then `<text:span text:style-name="T27">f</text:span>` is an <text:span text:style-name="T22">involution</text:span>.</text:p>
      <text:p text:style-name="P23">Involution must not be confused with <text:span text:style-name="T2">idempotency</text:span>.</text:p>
      <text:p text:style-name="P3"/>
      <text:h text:style-name="Heading_20_3" text:outline-level="3">Join</text:h>
      <text:p text:style-name="P16">A <text:span text:style-name="T27">join</text:span> `z : T` of a<text:span text:style-name="T1"> </text:span><text:span text:style-name="T3">binary relation</text:span><text:span text:style-name="T1"> `f : T ⨯ T → </text:span><text:span text:style-name="Source_20_Text"><text:span text:style-name="T1">𝔹</text:span></text:span><text:span text:style-name="T1">`</text:span>, also called “<text:span text:style-name="T27">lowest</text:span> <text:span text:style-name="T27">greater</text:span> bound” or “<text:span text:style-name="T27">supremum</text:span>”<text:line-break/>of `x : T` and `y : T`, if <text:span text:style-name="T24">`f(x, z) ∧ f(y, z) ∧ ∀ w : T { ( f(</text:span><text:span text:style-name="T28">x</text:span><text:span text:style-name="T24">, w) ∧ f(y, w) ) =&gt; f(z, w) }`.</text:span></text:p>
      <text:p text:style-name="P18">If there exists a <text:span text:style-name="T27">join</text:span> `z` for `x` and `y`, then it is unique and written `x ∨ y`.</text:p>
      <text:p text:style-name="P18">If all pairs of `T` has a <text:span text:style-name="T27">join</text:span>, then the <text:span text:style-name="T27">join</text:span> is a binary operation `g : T <text:span text:style-name="T1">⨯ </text:span>T → T` that is <text:span text:style-name="T2">commutative</text:span>, <text:span text:style-name="T9">associative</text:span><text:span text:style-name="T25"> and </text:span><text:span text:style-name="T9">idempotent</text:span><text:span text:style-name="T25">. When not all pairs have a join, the join is a </text:span><text:span text:style-name="T9">partial binary operator</text:span><text:span text:style-name="T25">.</text:span></text:p>
      <text:p text:style-name="P3"/>
      <text:h text:style-name="Heading_20_3" text:outline-level="3">Join-semilattice order</text:h>
      <text:p text:style-name="P8">A <text:span text:style-name="T2">binary relation</text:span> `f : T ⨯ T → <text:span text:style-name="T30">𝔹</text:span>` <text:span text:style-name="T20">that is </text:span><text:span text:style-name="T7">reflexive</text:span><text:span text:style-name="T20">, </text:span><text:span text:style-name="T7">transitive</text:span><text:span text:style-name="T20">, </text:span><text:span text:style-name="T7">antisymmetric</text:span><text:span text:style-name="T20"> and has joins.</text:span></text:p>
      <text:p text:style-name="P15">Implies <text:span text:style-name="T2">partial order</text:span>.</text:p>
      <text:p text:style-name="P15">Implied by <text:span text:style-name="T2">lattice order</text:span>.</text:p>
      <text:p text:style-name="P3"/>
      <text:h text:style-name="Heading_20_3" text:outline-level="3">Meet</text:h>
      <text:p text:style-name="P15">A meet `z : T` of a<text:span text:style-name="T1"> </text:span><text:span text:style-name="T3">binary relation</text:span><text:span text:style-name="T1"> `f : T ⨯ T → </text:span><text:span text:style-name="T31">𝔹</text:span><text:span text:style-name="T1">`</text:span>, also called “greatest lower bound” or “infimum”<text:line-break/>of `x : T` and `y : T`, if <text:span text:style-name="T24">`f(z, x) ∧ f(z, y) ∧ ∀ w : T { ( f(w, </text:span><text:span text:style-name="T28">x</text:span><text:span text:style-name="T24">) ∧ f(w, y) ) =&gt; f(w, z) }`.</text:span></text:p>
      <text:p text:style-name="P17">If there exists a meet `z` for `x` and `y`, then it is unique and written `x ∧ y`.</text:p>
      <text:p text:style-name="P17">If all pairs of `T` has a meet, then the meet is a binary operation `g : T <text:span text:style-name="T1">⨯ </text:span>T → T` that is <text:span text:style-name="T2">commutative</text:span>, <text:span text:style-name="T9">associative</text:span><text:span text:style-name="T25"> and </text:span><text:span text:style-name="T9">idempotent</text:span><text:span text:style-name="T25">. When not all pairs have a meet, the meet is a </text:span><text:span text:style-name="T9">partial binary operator</text:span><text:span text:style-name="T25">.</text:span></text:p>
      <text:p text:style-name="P15"/>
      <text:h text:style-name="Heading_20_3" text:outline-level="3">Meet-semilattice order</text:h>
      <text:p text:style-name="P8">A <text:span text:style-name="T2">binary relation</text:span> `f : T ⨯ T → <text:span text:style-name="T30">𝔹</text:span>` <text:span text:style-name="T20">that is </text:span><text:span text:style-name="T7">reflexive</text:span><text:span text:style-name="T20">, </text:span><text:span text:style-name="T7">transitive</text:span><text:span text:style-name="T20">, </text:span><text:span text:style-name="T7">antisymmetric</text:span><text:span text:style-name="T20"> and has meets.</text:span></text:p>
      <text:p text:style-name="P15">Implies <text:span text:style-name="T2">partial order</text:span>.</text:p>
      <text:p text:style-name="P15">Implied by <text:span text:style-name="T2">lattice order</text:span>.</text:p>
      <text:p text:style-name="P3"/>
      <text:h text:style-name="Heading_20_3" text:outline-level="3">Lattice order</text:h>
      <text:p text:style-name="P7">A <text:span text:style-name="T2">binary relation</text:span> `f : T ⨯ T → <text:span text:style-name="T30">𝔹</text:span>` <text:span text:style-name="T20">that is </text:span><text:span text:style-name="T7">reflexive</text:span><text:span text:style-name="T20">, </text:span><text:span text:style-name="T7">transitive</text:span><text:span text:style-name="T20">, </text:span><text:span text:style-name="T7">antisymmetric</text:span><text:span text:style-name="T20"> and has joins and meets.</text:span></text:p>
      <text:p text:style-name="P14">Implies <text:span text:style-name="T2">partial order</text:span>,<text:span text:style-name="T23"> </text:span><text:span text:style-name="T8">join-semilattice order</text:span><text:span text:style-name="T23"> and </text:span><text:span text:style-name="T8">meet-semilattice order</text:span><text:span text:style-name="T23">.</text:span></text:p>
      <text:p text:style-name="P3"/>
      <text:h text:style-name="Heading_20_3" text:outline-level="3">Partial binary operator</text:h>
      <text:p text:style-name="P23">A binary operator <text:span text:style-name="T1">`</text:span><text:span text:style-name="T31">f : T ⨯ T → </text:span><text:span text:style-name="Source_20_Text"><text:span text:style-name="T1">𝔹</text:span></text:span><text:span text:style-name="T31">`</text:span><text:span text:style-name="T1"> </text:span>where the trivial path `∀f &lt;¬=&gt; \true`.</text:p>
      <text:p text:style-name="P3"><text:soft-page-break/></text:p>
      <text:h text:style-name="Heading_20_3" text:outline-level="3">Partial order</text:h>
      <text:p text:style-name="P11">A <text:span text:style-name="T2">binary relation</text:span> <text:span text:style-name="T1">`f : T ⨯ T → </text:span><text:span text:style-name="Source_20_Text"><text:span text:style-name="T1">𝔹</text:span></text:span><text:span text:style-name="T1">` that is </text:span><text:span text:style-name="T3">reflexive</text:span><text:span text:style-name="T1">, </text:span><text:span text:style-name="T3">antisymmetric</text:span><text:span text:style-name="T1"> and </text:span><text:span text:style-name="T3">transitive</text:span><text:span text:style-name="T1">.</text:span></text:p>
      <text:p text:style-name="P3"/>
      <text:h text:style-name="Heading_20_3" text:outline-level="3">Preorder</text:h>
      <text:p text:style-name="P1">A <text:span text:style-name="T2">binary relation</text:span> that is <text:span text:style-name="T2">reflexive</text:span> and <text:span text:style-name="T2">transitive</text:span>.</text:p>
      <text:p text:style-name="P1">An <text:span text:style-name="T2">antisymmetric</text:span> preorder is a <text:span text:style-name="T2">partial order</text:span>, and a <text:span text:style-name="T2">symmetric</text:span> preorder is an <text:span text:style-name="T2">equivalence relation</text:span>.</text:p>
      <text:p text:style-name="P1"/>
      <text:h text:style-name="Heading_20_3" text:outline-level="3">Prewellordering</text:h>
      <text:p text:style-name="P26">A <text:span text:style-name="T2">binary relation</text:span> `<text:span text:style-name="T30">f : T ⨯ T → </text:span><text:span text:style-name="Source_20_Text">𝔹</text:span>` <text:span text:style-name="T17">that is </text:span><text:span text:style-name="T5">connexive</text:span><text:span text:style-name="T17">, </text:span><text:span text:style-name="T5">transitive</text:span><text:span text:style-name="T17"> and </text:span><text:span text:style-name="T5">wellfounded</text:span><text:span text:style-name="T17">.</text:span></text:p>
      <text:p text:style-name="P1"/>
      <text:h text:style-name="Heading_20_3" text:outline-level="3">Quasiorder</text:h>
      <text:p text:style-name="P13">The same as a <text:span text:style-name="T2">preorder</text:span>.</text:p>
      <text:p text:style-name="P1"/>
      <text:h text:style-name="Heading_20_3" text:outline-level="3">Reflexive relation</text:h>
      <text:p text:style-name="P26">A <text:span text:style-name="T2">binary relation</text:span> `f : T ⨯ T → <text:span text:style-name="Source_20_Text">𝔹</text:span>` where `f(x, x) : (= true)`.</text:p>
      <text:p text:style-name="P3"><text:span text:style-name="T13">In matrix form, all cells</text:span> across the diagonal <text:span text:style-name="T13">are `true`</text:span>.</text:p>
      <text:p text:style-name="P14">Implied by <text:span text:style-name="T2">connex</text:span> relations.</text:p>
      <text:p text:style-name="P3"/>
      <text:h text:style-name="Heading_20_3" text:outline-level="3">Semiconnex relation</text:h>
      <text:p text:style-name="P26">A <text:span text:style-name="T2">binary relation</text:span> `<text:span text:style-name="T30">f : T ⨯ T → </text:span><text:span text:style-name="Source_20_Text">𝔹</text:span><text:span text:style-name="T30">`</text:span> <text:span text:style-name="T17">where `(a ¬= b) =&gt; ( f(a, b) ∨ f(b, a) )`.</text:span></text:p>
      <text:p text:style-name="P3"/>
      <text:h text:style-name="Heading_20_3" text:outline-level="3">Symmetric relation</text:h>
      <text:p text:style-name="P28">A <text:span text:style-name="T2">binary relation</text:span> <text:span text:style-name="T1">`f : T ⨯ T → </text:span><text:span text:style-name="Source_20_Text"><text:span text:style-name="T1">𝔹</text:span></text:span><text:span text:style-name="T1">` </text:span>where `f(a, b) = f(b, a)`.</text:p>
      <text:p text:style-name="P12">In matrix form, the transposed matrix is equal to itself `M<text:span text:style-name="T14">T</text:span> = M`.</text:p>
      <text:p text:style-name="P3"/>
      <text:h text:style-name="Heading_20_3" text:outline-level="3">Total preorder</text:h>
      <text:p text:style-name="P26">A <text:span text:style-name="T2">binary relation</text:span> `f : T ⨯ T → <text:span text:style-name="Source_20_Text">𝔹</text:span>` <text:span text:style-name="T16">that is </text:span><text:span text:style-name="T4">reflexive</text:span><text:span text:style-name="T16">, </text:span><text:span text:style-name="T4">connexive</text:span><text:span text:style-name="T16"> and </text:span><text:span text:style-name="T4">transitive</text:span><text:span text:style-name="T16">.</text:span></text:p>
      <text:p text:style-name="P5"/>
      <text:h text:style-name="Heading_20_3" text:outline-level="3">Total order</text:h>
      <text:p text:style-name="P26">A <text:span text:style-name="T2">binary relation</text:span> `f : T ⨯ T → <text:span text:style-name="Source_20_Text">𝔹</text:span>` <text:span text:style-name="T17">that is </text:span><text:span text:style-name="T5">antisymmetric</text:span><text:span text:style-name="T17">, </text:span><text:span text:style-name="T5">transitive</text:span><text:span text:style-name="T17"> and </text:span><text:span text:style-name="T5">connexive</text:span><text:span text:style-name="T17">.</text:span></text:p>
      <text:p text:style-name="P14">Implied by <text:span text:style-name="T2">well-order</text:span>.</text:p>
      <text:p text:style-name="P3"/>
      <text:h text:style-name="Heading_20_3" text:outline-level="3">Transitive relation</text:h>
      <text:p text:style-name="P26">A <text:span text:style-name="T2">binary relation</text:span> `<text:span text:style-name="T30">f : T ⨯ T → </text:span><text:span text:style-name="Source_20_Text">𝔹</text:span><text:span text:style-name="T30">`</text:span> <text:span text:style-name="T12">where `f(a, b) ∧ f(b, c) =&gt; f(a, c)`.</text:span></text:p>
      <text:p text:style-name="P4"/>
      <text:h text:style-name="Heading_20_3" text:outline-level="3"><text:soft-page-break/>Well-founded relation</text:h>
      <text:p text:style-name="P26">A <text:span text:style-name="T2">binary relation</text:span> `<text:span text:style-name="T30">f : T ⨯ T → </text:span><text:span text:style-name="Source_20_Text">𝔹</text:span><text:span text:style-name="T30">`</text:span> <text:span text:style-name="T17">where `∀ S ⊆ T { (S ¬= ∅) =&gt; (∃ m : S { ∀ s : S { ¬f(s, m) } })}`.</text:span></text:p>
      <text:p text:style-name="P6"/>
      <text:h text:style-name="Heading_20_3" text:outline-level="3">Well-quasi-order</text:h>
      <text:p text:style-name="P26">A <text:span text:style-name="T2">binary relation</text:span> `f : T ⨯ T → <text:span text:style-name="Source_20_Text">𝔹</text:span>` <text:span text:style-name="T18">that is </text:span><text:span text:style-name="T6">reflexive</text:span><text:span text:style-name="T18">, </text:span><text:span text:style-name="T6">transitive</text:span><text:span text:style-name="T18"> and such that any infinite sequence<text:line-break/>`x</text:span><text:span text:style-name="T19">0</text:span><text:span text:style-name="T18">, x</text:span><text:span text:style-name="T19">1</text:span><text:span text:style-name="T18">, x</text:span><text:span text:style-name="T19">2</text:span><text:span text:style-name="T18">, …` from `T` contains `f(x</text:span><text:span text:style-name="T19">i</text:span><text:span text:style-name="T18">, x</text:span><text:span text:style-name="T19">j</text:span><text:span text:style-name="T18">)` where `i &lt; j`.</text:span></text:p>
      <text:p text:style-name="P14">Implies <text:span text:style-name="T2">preorder</text:span>.</text:p>
      <text:p text:style-name="P6"/>
      <text:h text:style-name="Heading_20_3" text:outline-level="3">Well-order</text:h>
      <text:p text:style-name="P26">A <text:span text:style-name="T2">binary relation</text:span> `f : T ⨯ T → <text:span text:style-name="Source_20_Text">𝔹</text:span>` <text:span text:style-name="T18">that is </text:span><text:span text:style-name="T6">antisymmetric</text:span><text:span text:style-name="T18">, </text:span><text:span text:style-name="T6">transitive</text:span><text:span text:style-name="T21">,</text:span><text:span text:style-name="T18"> </text:span><text:span text:style-name="T6">connexive</text:span><text:span text:style-name="T18">, and </text:span><text:span text:style-name="T6">well-founded</text:span><text:span text:style-name="T18">.</text:span></text:p>
      <text:p text:style-name="P14">Implies <text:span text:style-name="T2">total order</text:span>.</text:p>
      <text:p text:style-name="P14"/>
      <text:h text:style-name="P24" text:outline-level="3">References:</text:h>
      <text:p text:style-name="P31"/>
      <text:p text:style-name="P31"><text:reference-mark-start text:name="absurdity of binary relations"/>[1]<text:reference-mark-end text:name="absurdity of binary relations"/><text:tab/>“Absurdity of Binary Relations”</text:p>
      <text:p text:style-name="P31"><text:tab/>Sven Nilsen, 2022</text:p>
      <text:p text:style-name="P31"><text:tab/><text:a xlink:type="simple" xlink:href="https://github.com/advancedresearch/path_semantics/blob/master/papers-wip2/absurdity-of-binary-relations.pdf" text:style-name="Internet_20_link" text:visited-style-name="Visited_20_Internet_20_Link"><text:span text:style-name="T38">https://github.com/advancedresearch/path_semantics/blob/master/papers-wip2/absurdity-of-binary-relations.pdf</text:span></text:a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07T14:08:58.173836000</meta:creation-date>
    <dc:date>2022-09-10T17:23:59.034853892</dc:date>
    <meta:editing-duration>PT8M48S</meta:editing-duration>
    <meta:editing-cycles>3</meta:editing-cycles>
    <meta:generator>LibreOffice/7.2.2.2$MacOSX_X86_64 LibreOffice_project/02b2acce88a210515b4a5bb2e46cbfb63fe97d56</meta:generator>
    <meta:document-statistic meta:table-count="0" meta:image-count="0" meta:object-count="0" meta:page-count="5" meta:paragraph-count="88" meta:word-count="991" meta:character-count="4985" meta:non-whitespace-character-count="4079"/>
  </office:meta>
</office:document-meta>
</file>